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6"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7" style:family="paragraph" style:parent-style-name="Standard">
      <style:paragraph-properties fo:text-align="start" style:justify-single-word="false"/>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5"/>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P2"/>
      <text:p text:style-name="P2">“Hello Don. How are the cattle?” Asked his father with a smile and a refrain into a quiet tune he whistled as he listened. </text:p>
      <text:p text:style-name="P2"/>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Everything go ok?” She asked. </text:p>
      <text:p text:style-name="P2"/>
      <text:p text:style-name="P2">“Nope. It did not.” she frowned. <text:line-break/><text:soft-pag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6"/>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for he could no longer see the light they cast on his life, but he grew in a much smaller and different field because those lights were gone. </text:p>
      <text:p text:style-name="P4"/>
      <text:p text:style-name="P4"><text:soft-page-break/>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line-break/>“Not a problem.” The leader looked at his men and they moved as a pack from the skylit room in the family quarters down to the expansive crypt like concourses of the lower levels. Daginal who was <text:soft-page-break/>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losing money. They won't eat in a few days. Someone has to bridge the devide.” He took back his wrist. Straightened the cuffs. </text:p>
      <text:p text:style-name="P4"/>
      <text:p text:style-name="P4">Father noticed Daginal was watching. Faces instantly changed. Masks from tragedy to stoic smiles. His mother pretended again to eat.<text:line-break/><text:line-break/><text:soft-pag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ot buy him a ship. He watched as father straigh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for them. The pool had a real sand bottom. Like the sea. The sand arched up in miniature waves on the floor. The light made ripples over the dunes under the water, and the wave crests above would concentrate the light. </text:p>
      <text:p text:style-name="P4"><text:soft-page-break/>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He looked out of place in his suit, walking amongst the fighting men. His father would not press forward, and his mother was mad about it. He'd heard her talking on the data link. “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We can be patient and wait. A few days is a small price to pay if no one else dies.” </text:p>
      <text:p text:style-name="P4"/>
      <text:p text:style-name="P4">He knew his mother here like he had never seen her before. Surrounded by her family, in the setting of her upbrininging the jobs and work she'd always known. She was a different person.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text:soft-page-break/></text:p>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28T11:23:23.75</dc:date>
    <dc:creator>Blake Stanger</dc:creator>
    <meta:editing-duration>P4DT21H43M38S</meta:editing-duration>
    <meta:editing-cycles>384</meta:editing-cycles>
    <meta:generator>OpenOffice/4.1.11$Win32 OpenOffice.org_project/4111m1$Build-9808</meta:generator>
    <meta:document-statistic meta:table-count="0" meta:image-count="0" meta:object-count="0" meta:page-count="62" meta:paragraph-count="584" meta:word-count="33678" meta:character-count="184227"/>
  </office:meta>
</office:document-meta>
</file>